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Consolas" svg:font-family="Consola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onsolas1" svg:font-family="Consola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officeooo:rsid="00135ec2" officeooo:paragraph-rsid="001416b3"/>
    </style:style>
    <style:style style:name="P2" style:family="paragraph" style:parent-style-name="Standard">
      <style:text-properties style:font-name="Arial" officeooo:rsid="001416b3" officeooo:paragraph-rsid="001416b3"/>
    </style:style>
    <style:style style:name="P3" style:family="paragraph" style:parent-style-name="Standard">
      <style:text-properties style:font-name="Arial" fo:font-weight="bold" officeooo:rsid="00177100" officeooo:paragraph-rsid="00177100" style:font-weight-asian="bold" style:font-weight-complex="bold"/>
    </style:style>
    <style:style style:name="P4" style:family="paragraph" style:parent-style-name="Standard" style:list-style-name="L1">
      <style:text-properties style:font-name="Arial" officeooo:paragraph-rsid="001416b3"/>
    </style:style>
    <style:style style:name="P5" style:family="paragraph" style:parent-style-name="Standard" style:list-style-name="L2">
      <style:text-properties style:font-name="Arial" officeooo:rsid="001416b3" officeooo:paragraph-rsid="001416b3"/>
    </style:style>
    <style:style style:name="P6" style:family="paragraph" style:parent-style-name="Standard" style:list-style-name="L2">
      <style:text-properties style:font-name="Arial" fo:font-weight="bold" officeooo:rsid="001416b3" officeooo:paragraph-rsid="001416b3" style:font-weight-asian="bold" style:font-weight-complex="bold"/>
    </style:style>
    <style:style style:name="P7" style:family="paragraph" style:parent-style-name="Standard" style:list-style-name="L2">
      <style:text-properties style:font-name="Arial" fo:font-weight="bold" officeooo:rsid="001583c2" officeooo:paragraph-rsid="001583c2" style:font-weight-asian="bold" style:font-weight-complex="bold"/>
    </style:style>
    <style:style style:name="P8" style:family="paragraph" style:parent-style-name="Standard" style:list-style-name="L3">
      <style:text-properties style:font-name="Arial" fo:font-weight="bold" officeooo:rsid="00177100" officeooo:paragraph-rsid="00177100" style:font-weight-asian="bold" style:font-weight-complex="bold"/>
    </style:style>
    <style:style style:name="P9" style:family="paragraph" style:parent-style-name="Standard" style:list-style-name="L3">
      <style:text-properties style:font-name="Arial" fo:font-weight="bold" officeooo:rsid="00177100" officeooo:paragraph-rsid="001856e1" style:font-weight-asian="bold" style:font-weight-complex="bold"/>
    </style:style>
    <style:style style:name="P10" style:family="paragraph" style:parent-style-name="Standard" style:list-style-name="L3">
      <style:text-properties style:font-name="Arial" fo:font-weight="bold" officeooo:rsid="00177100" officeooo:paragraph-rsid="001949af" style:font-weight-asian="bold" style:font-weight-complex="bold"/>
    </style:style>
    <style:style style:name="P11" style:family="paragraph" style:parent-style-name="Standard" style:list-style-name="">
      <style:paragraph-properties fo:text-align="justify" style:justify-single-word="false"/>
      <style:text-properties style:font-name="Arial" fo:font-weight="bold" officeooo:rsid="00177100" officeooo:paragraph-rsid="001949af" style:font-weight-asian="bold" style:font-weight-complex="bold"/>
    </style:style>
    <style:style style:name="P12" style:family="paragraph" style:parent-style-name="Standard" style:list-style-name="L3">
      <style:text-properties style:font-name="Arial" fo:font-weight="bold" officeooo:rsid="00181969" officeooo:paragraph-rsid="00181969" style:font-weight-asian="bold" style:font-weight-complex="bold"/>
    </style:style>
    <style:style style:name="P13" style:family="paragraph" style:parent-style-name="Standard" style:list-style-name="L4">
      <style:text-properties style:font-name="Arial" fo:font-weight="bold" officeooo:rsid="0019b1f9" officeooo:paragraph-rsid="0019b1f9" style:font-weight-asian="bold" style:font-weight-complex="bold"/>
    </style:style>
    <style:style style:name="P14" style:family="paragraph" style:parent-style-name="Standard" style:list-style-name="L5">
      <style:text-properties style:font-name="Arial" fo:font-weight="bold" officeooo:rsid="0019b1f9" officeooo:paragraph-rsid="001a543e" style:font-weight-asian="bold" style:font-weight-complex="bold"/>
    </style:style>
    <style:style style:name="P15" style:family="paragraph" style:parent-style-name="Standard">
      <style:text-properties style:font-name="Arial" fo:font-weight="bold" officeooo:rsid="001ab9a0" officeooo:paragraph-rsid="001ab9a0" style:font-weight-asian="bold" style:font-weight-complex="bold"/>
    </style:style>
    <style:style style:name="P16" style:family="paragraph" style:parent-style-name="Standard">
      <style:text-properties style:font-name="Arial" fo:font-weight="normal" officeooo:rsid="0019b1f9" officeooo:paragraph-rsid="0019b1f9" style:font-weight-asian="normal" style:font-weight-complex="normal"/>
    </style:style>
    <style:style style:name="P17" style:family="paragraph" style:parent-style-name="Standard" style:list-style-name="L5">
      <style:text-properties fo:color="#000000" style:font-name="Arial" fo:font-weight="bold" officeooo:rsid="001a543e" officeooo:paragraph-rsid="001a543e" style:font-weight-asian="bold" style:font-weight-complex="bold"/>
    </style:style>
    <style:style style:name="P18" style:family="paragraph" style:parent-style-name="Standard" style:list-style-name="L5">
      <style:text-properties fo:color="#000000" style:font-name="Arial" fo:font-weight="bold" officeooo:rsid="001ab9a0" officeooo:paragraph-rsid="001ab9a0" style:font-weight-asian="bold" style:font-weight-complex="bold"/>
    </style:style>
    <style:style style:name="P19" style:family="paragraph" style:parent-style-name="Standard" style:list-style-name="L9">
      <style:text-properties fo:color="#000000" style:font-name="Arial" fo:font-weight="bold" officeooo:rsid="001ab9a0" officeooo:paragraph-rsid="001ab9a0" style:font-weight-asian="bold" style:font-weight-complex="bold"/>
    </style:style>
    <style:style style:name="P20" style:family="paragraph" style:parent-style-name="Standard" style:list-style-name="L10">
      <style:text-properties fo:color="#000000" style:font-name="Arial" fo:font-weight="bold" officeooo:rsid="001ab9a0" officeooo:paragraph-rsid="001ab9a0" style:font-weight-asian="bold" style:font-weight-complex="bold"/>
    </style:style>
    <style:style style:name="P21" style:family="paragraph" style:parent-style-name="Standard" style:list-style-name="L5">
      <style:text-properties fo:color="#000000" style:font-name="Arial" fo:font-weight="bold" officeooo:rsid="001c7495" officeooo:paragraph-rsid="001c7495" style:font-weight-asian="bold" style:font-weight-complex="bold"/>
    </style:style>
    <style:style style:name="P22" style:family="paragraph" style:parent-style-name="Standard" style:list-style-name="L5">
      <style:text-properties fo:color="#000000" style:font-name="Arial" fo:font-weight="bold" officeooo:rsid="001e23a9" officeooo:paragraph-rsid="001e23a9" style:font-weight-asian="bold" style:font-weight-complex="bold"/>
    </style:style>
    <style:style style:name="P23" style:family="paragraph" style:parent-style-name="Standard" style:list-style-name="">
      <style:paragraph-properties fo:text-align="justify" style:justify-single-word="false"/>
      <style:text-properties fo:color="#000000" style:font-name="Arial" fo:font-weight="bold" officeooo:rsid="001e23a9" officeooo:paragraph-rsid="001e23a9" style:font-weight-asian="bold" style:font-weight-complex="bold"/>
    </style:style>
    <style:style style:name="P24" style:family="paragraph" style:parent-style-name="Standard" style:list-style-name="L7">
      <style:text-properties officeooo:paragraph-rsid="0020e419"/>
    </style:style>
    <style:style style:name="P25" style:family="paragraph" style:parent-style-name="Standard" style:list-style-name="L8">
      <style:text-properties officeooo:paragraph-rsid="001a543e"/>
    </style:style>
    <style:style style:name="P26" style:family="paragraph" style:parent-style-name="Standard" style:list-style-name="L11">
      <style:text-properties officeooo:paragraph-rsid="001ab9a0"/>
    </style:style>
    <style:style style:name="P27" style:family="paragraph" style:parent-style-name="Standard" style:list-style-name="L12">
      <style:text-properties officeooo:paragraph-rsid="001dce57"/>
    </style:style>
    <style:style style:name="P28" style:family="paragraph" style:parent-style-name="Standard" style:list-style-name="L13">
      <style:text-properties officeooo:paragraph-rsid="001e23a9"/>
    </style:style>
    <style:style style:name="P29" style:family="paragraph" style:parent-style-name="Standard" style:list-style-name="L14">
      <style:text-properties officeooo:paragraph-rsid="001e23a9"/>
    </style:style>
    <style:style style:name="P30" style:family="paragraph" style:parent-style-name="Standard" style:list-style-name="L15">
      <style:paragraph-properties fo:text-align="start" style:justify-single-word="false"/>
      <style:text-properties officeooo:paragraph-rsid="002051a2"/>
    </style:style>
    <style:style style:name="P31" style:family="paragraph" style:parent-style-name="Standard">
      <style:paragraph-properties fo:margin-top="0.2in" fo:margin-bottom="0.2in" loext:contextual-spacing="false"/>
      <style:text-properties style:font-name="Arial" fo:font-size="18pt" fo:font-weight="bold" officeooo:rsid="001856e1" officeooo:paragraph-rsid="001856e1" style:font-size-asian="18pt" style:font-weight-asian="bold" style:font-size-complex="18pt" style:font-weight-complex="bold"/>
    </style:style>
    <style:style style:name="P32" style:family="paragraph" style:parent-style-name="Standard">
      <style:paragraph-properties fo:margin-top="0.2in" fo:margin-bottom="0.2in" loext:contextual-spacing="false"/>
      <style:text-properties style:font-name="Arial" fo:font-size="16pt" fo:font-weight="bold" officeooo:rsid="0019b1f9" officeooo:paragraph-rsid="0019b1f9" style:font-size-asian="16pt" style:font-weight-asian="bold" style:font-size-complex="16pt" style:font-weight-complex="bold"/>
    </style:style>
    <style:style style:name="P33" style:family="paragraph" style:parent-style-name="Standard">
      <style:paragraph-properties fo:margin-top="0.2in" fo:margin-bottom="0.2in" loext:contextual-spacing="false"/>
      <style:text-properties officeooo:paragraph-rsid="001fab2a"/>
    </style:style>
    <style:style style:name="P34" style:family="paragraph" style:parent-style-name="Standard">
      <style:paragraph-properties fo:margin-top="0.2in" fo:margin-bottom="0.2in" loext:contextual-spacing="false"/>
      <style:text-properties officeooo:rsid="002051a2" officeooo:paragraph-rsid="002051a2"/>
    </style:style>
    <style:style style:name="P35" style:family="paragraph" style:parent-style-name="Standard">
      <style:paragraph-properties fo:margin-top="0in" fo:margin-bottom="0.2in" loext:contextual-spacing="false"/>
      <style:text-properties style:font-name="Arial" fo:font-size="20pt" fo:font-weight="bold" officeooo:rsid="00135d99" officeooo:paragraph-rsid="00135d99" style:font-size-asian="20pt" style:font-weight-asian="bold" style:font-size-complex="20pt" style:font-weight-complex="bold"/>
    </style:style>
    <style:style style:name="P36" style:family="paragraph" style:parent-style-name="Standard">
      <style:paragraph-properties fo:margin-top="0in" fo:margin-bottom="0.2in" loext:contextual-spacing="false"/>
      <style:text-properties style:font-name="Arial" fo:font-size="18pt" fo:font-weight="bold" officeooo:rsid="001856e1" officeooo:paragraph-rsid="001856e1" style:font-size-asian="18pt" style:font-weight-asian="bold" style:font-size-complex="18pt" style:font-weight-complex="bold"/>
    </style:style>
    <style:style style:name="P37" style:family="paragraph" style:parent-style-name="Standard" style:list-style-name="L17">
      <style:paragraph-properties fo:margin-top="0in" fo:margin-bottom="0.2in" loext:contextual-spacing="false"/>
      <style:text-properties officeooo:paragraph-rsid="001fab2a"/>
    </style:style>
    <style:style style:name="P38" style:family="paragraph" style:parent-style-name="Standard" style:list-style-name="L17">
      <style:paragraph-properties fo:margin-top="0in" fo:margin-bottom="0in" loext:contextual-spacing="false"/>
      <style:text-properties officeooo:paragraph-rsid="001fab2a"/>
    </style:style>
    <style:style style:name="T1" style:family="text">
      <style:text-properties officeooo:rsid="001416b3"/>
    </style:style>
    <style:style style:name="T2" style:family="text">
      <style:text-properties fo:font-weight="bold" style:font-weight-asian="bold" style:font-weight-complex="bold"/>
    </style:style>
    <style:style style:name="T3" style:family="text">
      <style:text-properties fo:font-weight="bold" officeooo:rsid="001416b3"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416b3" style:font-weight-asian="normal" style:font-weight-complex="normal"/>
    </style:style>
    <style:style style:name="T6" style:family="text">
      <style:text-properties fo:font-weight="normal" officeooo:rsid="001583c2" style:font-weight-asian="normal" style:font-weight-complex="normal"/>
    </style:style>
    <style:style style:name="T7" style:family="text">
      <style:text-properties fo:font-weight="normal" officeooo:rsid="00181969" style:font-weight-asian="normal" style:font-weight-complex="normal"/>
    </style:style>
    <style:style style:name="T8" style:family="text">
      <style:text-properties fo:font-weight="normal" officeooo:rsid="001856e1" style:font-weight-asian="normal" style:font-weight-complex="normal"/>
    </style:style>
    <style:style style:name="T9" style:family="text">
      <style:text-properties fo:font-weight="normal" officeooo:rsid="001949af" style:font-weight-asian="normal" style:font-weight-complex="normal"/>
    </style:style>
    <style:style style:name="T10" style:family="text">
      <style:text-properties officeooo:rsid="001856e1"/>
    </style:style>
    <style:style style:name="T11" style:family="text">
      <style:text-properties officeooo:rsid="001949af"/>
    </style:style>
    <style:style style:name="T12" style:family="text">
      <style:text-properties style:font-name="Arial" fo:language="en" fo:country="US" fo:font-weight="normal" officeooo:rsid="001a543e" style:font-weight-asian="normal" style:font-weight-complex="normal"/>
    </style:style>
    <style:style style:name="T13" style:family="text">
      <style:text-properties style:font-name="Arial" fo:font-size="12pt" fo:language="en" fo:country="US" fo:font-weight="normal" style:font-size-asian="10.5pt" style:font-weight-asian="normal" style:font-size-complex="12pt" style:font-weight-complex="normal"/>
    </style:style>
    <style:style style:name="T14" style:family="text">
      <style:text-properties style:font-name="Arial" fo:font-size="12pt" fo:language="en" fo:country="US" fo:font-weight="normal" officeooo:rsid="001a543e" style:font-size-asian="10.5pt" style:font-weight-asian="normal" style:font-size-complex="12pt" style:font-weight-complex="normal"/>
    </style:style>
    <style:style style:name="T15" style:family="text">
      <style:text-properties style:font-name="Arial" fo:font-size="12pt" fo:language="en" fo:country="US" fo:font-weight="normal" officeooo:rsid="001c7495" style:font-size-asian="10.5pt" style:font-weight-asian="normal" style:font-size-complex="12pt" style:font-weight-complex="normal"/>
    </style:style>
    <style:style style:name="T16" style:family="text">
      <style:text-properties style:font-name="Arial" fo:font-size="12pt" fo:language="en" fo:country="US" fo:font-weight="bold" style:font-size-asian="10.5pt" style:font-weight-asian="bold" style:font-size-complex="12pt" style:font-weight-complex="bold"/>
    </style:style>
    <style:style style:name="T17" style:family="text">
      <style:text-properties style:font-name="Arial" fo:font-size="12pt" fo:language="en" fo:country="US" fo:font-weight="bold" officeooo:rsid="001a543e" style:font-size-asian="10.5pt" style:font-weight-asian="bold" style:font-size-complex="12pt" style:font-weight-complex="bold"/>
    </style:style>
    <style:style style:name="T18" style:family="text">
      <style:text-properties style:font-name="Arial" fo:font-size="16pt" fo:language="en" fo:country="US" fo:font-weight="bold" style:font-size-asian="16pt" style:font-weight-asian="bold" style:font-size-complex="16pt" style:font-weight-complex="bold"/>
    </style:style>
    <style:style style:name="T19" style:family="text">
      <style:text-properties fo:language="ro" fo:country="RO"/>
    </style:style>
    <style:style style:name="T20" style:family="text">
      <style:text-properties fo:language="ro" fo:country="RO" fo:font-weight="normal" style:font-weight-asian="normal" style:font-weight-complex="normal"/>
    </style:style>
    <style:style style:name="T21" style:family="text">
      <style:text-properties fo:language="en" fo:country="US"/>
    </style:style>
    <style:style style:name="T22" style:family="text">
      <style:text-properties fo:language="en" fo:country="US" fo:font-weight="normal" style:font-weight-asian="normal" style:font-weight-complex="normal"/>
    </style:style>
    <style:style style:name="T23" style:family="text">
      <style:text-properties fo:language="en" fo:country="US" fo:font-weight="normal" officeooo:rsid="001a543e" style:font-weight-asian="normal" style:font-weight-complex="normal"/>
    </style:style>
    <style:style style:name="T24" style:family="text">
      <style:text-properties fo:language="en" fo:country="US" fo:font-weight="normal" officeooo:rsid="0020e419" style:font-weight-asian="normal" style:font-weight-complex="normal"/>
    </style:style>
    <style:style style:name="T25" style:family="text">
      <style:text-properties fo:color="#0000ff" style:font-name="Consolas" fo:font-size="12pt" fo:font-weight="bold" style:font-size-asian="12pt" style:font-weight-asian="bold" style:font-size-complex="12pt" style:font-weight-complex="bold" fo:background-color="#ffffff"/>
    </style:style>
    <style:style style:name="T26" style:family="text">
      <style:text-properties fo:color="#0000ff" style:font-name="Arial" fo:font-size="12pt" fo:language="en" fo:country="US" fo:font-weight="normal" officeooo:rsid="001a543e" style:font-size-asian="12pt" style:font-weight-asian="normal" style:font-size-complex="12pt" style:font-weight-complex="normal" fo:background-color="#ffffff"/>
    </style:style>
    <style:style style:name="T27" style:family="text">
      <style:text-properties fo:color="#0000ff" style:font-name="Arial" fo:font-size="12pt" fo:language="en" fo:country="US" fo:font-weight="normal" style:font-size-asian="12pt" style:font-weight-asian="normal" style:font-size-complex="12pt" style:font-weight-complex="normal" fo:background-color="#ffffff"/>
    </style:style>
    <style:style style:name="T28" style:family="text">
      <style:text-properties fo:color="#0000ff" style:font-name="Arial" fo:font-size="12pt" fo:language="en" fo:country="US" fo:font-weight="normal" officeooo:rsid="001ab9a0" style:font-size-asian="12pt" style:font-weight-asian="normal" style:font-size-complex="12pt" style:font-weight-complex="normal" fo:background-color="#ffffff"/>
    </style:style>
    <style:style style:name="T29" style:family="text">
      <style:text-properties fo:color="#0000ff" style:font-name="Arial" fo:font-size="12pt" fo:language="en" fo:country="US" fo:font-weight="bold" officeooo:rsid="001a543e" style:font-size-asian="12pt" style:font-weight-asian="bold" style:font-size-complex="12pt" style:font-weight-complex="bold" fo:background-color="#ffffff"/>
    </style:style>
    <style:style style:name="T30" style:family="text">
      <style:text-properties fo:color="#0000ff" style:font-name="Arial" fo:font-size="12pt" fo:language="en" fo:country="US" fo:font-weight="bold" officeooo:rsid="001e23a9" style:font-size-asian="12pt" style:font-weight-asian="bold" style:font-size-complex="12pt" style:font-weight-complex="bold" fo:background-color="#ffffff"/>
    </style:style>
    <style:style style:name="T31" style:family="text">
      <style:text-properties fo:color="#0000ff" style:font-name="Arial" fo:font-size="12pt" style:font-size-asian="12pt" style:font-size-complex="12pt" fo:background-color="#ffffff"/>
    </style:style>
    <style:style style:name="T32" style:family="text">
      <style:text-properties fo:color="#0000ff" style:font-name="Arial" fo:font-size="12pt" fo:font-weight="bold" officeooo:rsid="001a543e" style:font-size-asian="12pt" style:font-weight-asian="bold" style:font-size-complex="12pt" style:font-weight-complex="bold" fo:background-color="#ffffff"/>
    </style:style>
    <style:style style:name="T33" style:family="text">
      <style:text-properties fo:color="#0000ff" style:font-name="Arial" fo:font-size="12pt" fo:font-weight="bold" style:font-size-asian="12pt" style:font-weight-asian="bold" style:font-size-complex="12pt" style:font-weight-complex="bold" fo:background-color="#ffffff"/>
    </style:style>
    <style:style style:name="T34" style:family="text">
      <style:text-properties fo:color="#0000ff" style:font-name="Consolas1" fo:font-size="12pt" fo:language="en" fo:country="US" fo:font-weight="bold" officeooo:rsid="001c7495" style:font-size-asian="12pt" style:font-weight-asian="bold" style:font-size-complex="12pt" style:font-weight-complex="bold" fo:background-color="#ffffff"/>
    </style:style>
    <style:style style:name="T35" style:family="text">
      <style:text-properties fo:color="#000000" style:font-name="Consolas" fo:font-size="12pt" fo:font-weight="bold" style:font-size-asian="12pt" style:font-weight-asian="bold" style:font-size-complex="12pt" style:font-weight-complex="bold" fo:background-color="#ffffff"/>
    </style:style>
    <style:style style:name="T36" style:family="text">
      <style:text-properties fo:color="#000000" style:font-name="Consolas" fo:font-size="12pt" fo:font-weight="bold" officeooo:rsid="001dce57" style:font-size-asian="12pt" style:font-weight-asian="bold" style:font-size-complex="12pt" style:font-weight-complex="bold" fo:background-color="#ffffff"/>
    </style:style>
    <style:style style:name="T37" style:family="text">
      <style:text-properties fo:color="#000000" style:font-name="Arial" fo:font-size="12pt" fo:language="en" fo:country="US" fo:font-weight="bold" officeooo:rsid="0019b1f9" style:font-size-asian="12pt" style:font-weight-asian="bold" style:font-size-complex="12pt" style:font-weight-complex="bold" fo:background-color="#ffffff"/>
    </style:style>
    <style:style style:name="T38" style:family="text">
      <style:text-properties fo:color="#000000" style:font-name="Arial" fo:font-size="12pt" fo:language="en" fo:country="US" fo:font-weight="bold" officeooo:rsid="001c7495" style:font-size-asian="12pt" style:font-weight-asian="bold" style:font-size-complex="12pt" style:font-weight-complex="bold" fo:background-color="#ffffff"/>
    </style:style>
    <style:style style:name="T39" style:family="text">
      <style:text-properties fo:color="#000000" style:font-name="Arial" fo:font-size="12pt" fo:language="en" fo:country="US" fo:font-weight="bold" officeooo:rsid="001fab2a" style:font-size-asian="12pt" style:font-weight-asian="bold" style:font-size-complex="12pt" style:font-weight-complex="bold" fo:background-color="#ffffff"/>
    </style:style>
    <style:style style:name="T40" style:family="text">
      <style:text-properties fo:color="#000000" style:font-name="Arial" fo:font-size="12pt" fo:language="en" fo:country="US" fo:font-weight="bold" officeooo:rsid="002051a2" style:font-size-asian="12pt" style:font-weight-asian="bold" style:font-size-complex="12pt" style:font-weight-complex="bold" fo:background-color="#ffffff"/>
    </style:style>
    <style:style style:name="T41" style:family="text">
      <style:text-properties fo:color="#000000" style:font-name="Arial" fo:font-size="12pt" fo:language="en" fo:country="US" fo:font-weight="normal" officeooo:rsid="001a543e" style:font-size-asian="12pt" style:font-weight-asian="normal" style:font-size-complex="12pt" style:font-weight-complex="normal" fo:background-color="#ffffff"/>
    </style:style>
    <style:style style:name="T42" style:family="text">
      <style:text-properties fo:color="#000000" style:font-name="Arial" fo:font-size="12pt" fo:language="en" fo:country="US" fo:font-weight="normal" officeooo:rsid="001ab9a0" style:font-size-asian="12pt" style:font-weight-asian="normal" style:font-size-complex="12pt" style:font-weight-complex="normal" fo:background-color="#ffffff"/>
    </style:style>
    <style:style style:name="T43" style:family="text">
      <style:text-properties fo:color="#000000" style:font-name="Arial" fo:font-size="12pt" fo:language="en" fo:country="US" fo:font-weight="normal" officeooo:rsid="001c7495" style:font-size-asian="12pt" style:font-weight-asian="normal" style:font-size-complex="12pt" style:font-weight-complex="normal" fo:background-color="#ffffff"/>
    </style:style>
    <style:style style:name="T44" style:family="text">
      <style:text-properties fo:color="#000000" style:font-name="Arial" fo:font-size="12pt" fo:language="en" fo:country="US" fo:font-weight="normal" officeooo:rsid="001e23a9" style:font-size-asian="12pt" style:font-weight-asian="normal" style:font-size-complex="12pt" style:font-weight-complex="normal" fo:background-color="#ffffff"/>
    </style:style>
    <style:style style:name="T45" style:family="text">
      <style:text-properties fo:color="#000000" style:font-name="Arial" fo:font-size="12pt" fo:language="en" fo:country="US" fo:font-weight="normal" officeooo:rsid="001dce57" style:font-size-asian="12pt" style:font-weight-asian="normal" style:font-size-complex="12pt" style:font-weight-complex="normal" fo:background-color="#ffffff"/>
    </style:style>
    <style:style style:name="T46" style:family="text">
      <style:text-properties fo:color="#000000" style:font-name="Arial" fo:font-size="12pt" fo:language="en" fo:country="US" fo:font-weight="normal" officeooo:rsid="001a543e" style:font-size-asian="10.5pt" style:font-weight-asian="normal" style:font-size-complex="12pt" style:font-weight-complex="normal" fo:background-color="#ffffff"/>
    </style:style>
    <style:style style:name="T47" style:family="text">
      <style:text-properties fo:color="#000000" style:font-name="Arial" fo:font-size="12pt" fo:language="en" fo:country="US" fo:font-weight="normal" officeooo:rsid="001c7495" style:font-size-asian="10.5pt" style:font-weight-asian="normal" style:font-size-complex="12pt" style:font-weight-complex="normal" fo:background-color="#ffffff"/>
    </style:style>
    <style:style style:name="T48" style:family="text">
      <style:text-properties fo:color="#000000" style:font-name="Arial" fo:font-size="12pt" fo:language="en" fo:country="US" fo:font-weight="normal" style:font-size-asian="10.5pt" style:font-weight-asian="normal" style:font-size-complex="12pt" style:font-weight-complex="normal" fo:background-color="#ffffff"/>
    </style:style>
    <style:style style:name="T49" style:family="text">
      <style:text-properties fo:color="#000000" style:font-name="Arial" fo:font-size="16pt" fo:language="en" fo:country="US" fo:font-weight="bold" officeooo:rsid="001c7495" style:font-size-asian="16pt" style:font-weight-asian="bold" style:font-size-complex="16pt" style:font-weight-complex="bold" fo:background-color="#ffffff"/>
    </style:style>
    <style:style style:name="T50" style:family="text">
      <style:text-properties fo:color="#000000" style:font-name="Arial" fo:font-size="12pt" fo:language="en" fo:country="US" fo:font-weight="bold" officeooo:rsid="001a543e" style:font-size-asian="12pt" style:font-weight-asian="bold" style:font-size-complex="12pt" style:font-weight-complex="bold" fo:background-color="#ffffff"/>
    </style:style>
    <style:style style:name="T51" style:family="text">
      <style:text-properties fo:color="#000000" style:font-name="Arial" fo:font-size="12pt" fo:language="en" fo:country="US" fo:font-weight="bold" officeooo:rsid="001e23a9" style:font-size-asian="12pt" style:font-weight-asian="bold" style:font-size-complex="12pt" style:font-weight-complex="bold" fo:background-color="#ffffff"/>
    </style:style>
    <style:style style:name="T52" style:family="text">
      <style:text-properties fo:color="#000000" style:font-name="Arial" fo:font-size="12pt" fo:language="en" fo:country="US" fo:font-weight="bold" officeooo:rsid="0020e419" style:font-size-asian="12pt" style:font-weight-asian="bold" style:font-size-complex="12pt" style:font-weight-complex="bold" fo:background-color="#ffffff"/>
    </style:style>
    <style:style style:name="T53" style:family="text">
      <style:text-properties fo:color="#000000" style:font-name="Arial" fo:font-size="12pt" fo:language="en" fo:country="US" fo:font-weight="normal" officeooo:rsid="001a543e" style:font-size-asian="12pt" style:font-weight-asian="normal" style:font-size-complex="12pt" style:font-weight-complex="normal" fo:background-color="#ffffff"/>
    </style:style>
    <style:style style:name="T54" style:family="text">
      <style:text-properties fo:color="#000000" style:font-name="Arial" fo:font-size="12pt" fo:font-weight="bold" officeooo:rsid="001a543e" style:font-size-asian="12pt" style:font-weight-asian="bold" style:font-size-complex="12pt" style:font-weight-complex="bold" fo:background-color="#ffffff"/>
    </style:style>
    <style:style style:name="T55" style:family="text">
      <style:text-properties fo:color="#000000" style:font-name="Arial" fo:font-size="12pt" fo:font-weight="bold" style:font-size-asian="12pt" style:font-weight-asian="bold" style:font-size-complex="12pt" style:font-weight-complex="bold" fo:background-color="#ffffff"/>
    </style:style>
    <style:style style:name="T56" style:family="text">
      <style:text-properties fo:color="#000000" style:font-name="Arial" fo:font-size="12pt" fo:font-weight="bold" officeooo:rsid="002051a2" style:font-size-asian="12pt" style:font-weight-asian="bold" style:font-size-complex="12pt" style:font-weight-complex="bold" fo:background-color="#ffffff"/>
    </style:style>
    <style:style style:name="T57" style:family="text">
      <style:text-properties fo:color="#000000" style:font-name="Arial" fo:font-size="12pt" style:font-size-asian="12pt" style:font-size-complex="12pt" fo:background-color="#ffffff"/>
    </style:style>
    <style:style style:name="T58" style:family="text">
      <style:text-properties fo:color="#808080" style:font-name="Consolas" fo:font-size="12pt" fo:font-weight="bold" style:font-size-asian="12pt" style:font-weight-asian="bold" style:font-size-complex="12pt" style:font-weight-complex="bold" fo:background-color="#ffffff"/>
    </style:style>
    <style:style style:name="T59" style:family="text">
      <style:text-properties fo:color="#808080" style:font-name="Arial" fo:font-size="12pt" fo:language="en" fo:country="US" fo:font-weight="bold" officeooo:rsid="001a543e" style:font-size-asian="12pt" style:font-weight-asian="bold" style:font-size-complex="12pt" style:font-weight-complex="bold" fo:background-color="#ffffff"/>
    </style:style>
    <style:style style:name="T60" style:family="text">
      <style:text-properties fo:color="#808080" style:font-name="Arial" fo:font-size="12pt" style:font-size-asian="12pt" style:font-size-complex="12pt" fo:background-color="#ffffff"/>
    </style:style>
    <style:style style:name="T61" style:family="text">
      <style:text-properties fo:color="#808080" style:font-name="Arial" fo:font-size="12pt" fo:font-weight="bold" officeooo:rsid="001a543e" style:font-size-asian="12pt" style:font-weight-asian="bold" style:font-size-complex="12pt" style:font-weight-complex="bold" fo:background-color="#ffffff"/>
    </style:style>
    <style:style style:name="T62" style:family="text">
      <style:text-properties fo:color="#808080" style:font-name="Arial" fo:font-size="12pt" fo:font-weight="bold" style:font-size-asian="12pt" style:font-weight-asian="bold" style:font-size-complex="12pt" style:font-weight-complex="bold" fo:background-color="#ffffff"/>
    </style:style>
    <style:style style:name="T63" style:family="text">
      <style:text-properties fo:color="#808080" style:font-name="Arial" fo:font-size="12pt" fo:font-weight="bold" officeooo:rsid="002051a2" style:font-size-asian="12pt" style:font-weight-asian="bold" style:font-size-complex="12pt" style:font-weight-complex="bold" fo:background-color="#ffffff"/>
    </style:style>
    <style:style style:name="T64" style:family="text">
      <style:text-properties fo:font-size="12pt" fo:language="en" fo:country="US" officeooo:rsid="0019b1f9" style:font-size-asian="12pt" style:font-size-complex="12pt" fo:background-color="#ffffff"/>
    </style:style>
    <style:style style:name="T65" style:family="text">
      <style:text-properties fo:font-size="12pt" fo:language="en" fo:country="US" style:font-size-asian="12pt" style:font-size-complex="12pt" fo:background-color="#ffffff"/>
    </style:style>
    <style:style style:name="T66" style:family="text">
      <style:text-properties fo:font-size="12pt" fo:language="en" fo:country="US" officeooo:rsid="002051a2" style:font-size-asian="12pt" style:font-size-complex="12pt" fo:background-color="#ffffff"/>
    </style:style>
    <style:style style:name="T67" style:family="text">
      <style:text-properties fo:font-size="12pt" fo:language="en" fo:country="US" fo:font-weight="normal" style:font-size-asian="12pt" style:font-weight-asian="normal" style:font-size-complex="12pt" style:font-weight-complex="normal" fo:background-color="#ffffff"/>
    </style:style>
    <style:style style:name="T68" style:family="text">
      <style:text-properties fo:font-size="12pt" fo:language="en" fo:country="US" fo:font-weight="normal" officeooo:rsid="001ab9a0" style:font-size-asian="12pt" style:font-weight-asian="normal" style:font-size-complex="12pt" style:font-weight-complex="normal" fo:background-color="#ffffff"/>
    </style:style>
    <style:style style:name="T69" style:family="text">
      <style:text-properties fo:font-size="12pt" fo:language="en" fo:country="US" fo:font-weight="normal" officeooo:rsid="001e23a9" style:font-size-asian="12pt" style:font-weight-asian="normal" style:font-size-complex="12pt" style:font-weight-complex="normal" fo:background-color="#ffffff"/>
    </style:style>
    <style:style style:name="T70" style:family="text">
      <style:text-properties fo:font-size="12pt" fo:language="en" fo:country="US" fo:font-weight="normal" officeooo:rsid="002051a2" style:font-size-asian="12pt" style:font-weight-asian="normal" style:font-size-complex="12pt" style:font-weight-complex="normal" fo:background-color="#ffffff"/>
    </style:style>
    <style:style style:name="T71" style:family="text">
      <style:text-properties style:font-name="Arial" fo:font-size="12pt" style:font-size-asian="12pt" style:font-size-complex="12pt" fo:background-color="#ffffff"/>
    </style:style>
    <style:style style:name="T72" style:family="text">
      <style:text-properties fo:color="#ff0000" style:font-name="Consolas" fo:font-size="12pt" fo:font-weight="bold" style:font-size-asian="12pt" style:font-weight-asian="bold" style:font-size-complex="12pt" style:font-weight-complex="bold" fo:background-color="#ffffff"/>
    </style:style>
    <style:style style:name="T73" style:family="text">
      <style:text-properties fo:color="#ff0000" style:font-name="Consolas" fo:font-size="12pt" fo:font-weight="bold" officeooo:rsid="001dce57" style:font-size-asian="12pt" style:font-weight-asian="bold" style:font-size-complex="12pt" style:font-weight-complex="bold" fo:background-color="#ffffff"/>
    </style:style>
    <style:style style:name="T74" style:family="text">
      <style:text-properties fo:color="#ff0000" style:font-name="Arial" fo:font-size="12pt" style:font-size-asian="12pt" style:font-size-complex="12pt" fo:background-color="#ffffff"/>
    </style:style>
    <style:style style:name="T75" style:family="text">
      <style:text-properties fo:color="#ff0000" style:font-name="Arial" fo:font-size="12pt" fo:font-weight="bold" style:font-size-asian="12pt" style:font-weight-asian="bold" style:font-size-complex="12pt" style:font-weight-complex="bold" fo:background-color="#ffffff"/>
    </style:style>
    <style:style style:name="T76" style:family="text">
      <style:text-properties fo:color="#ff00ff" style:font-name="Arial" fo:font-size="12pt" fo:language="en" fo:country="US" fo:font-weight="bold" officeooo:rsid="001e23a9" style:font-size-asian="12pt" style:font-weight-asian="bold" style:font-size-complex="12pt" style:font-weight-complex="bold" fo:background-color="#fffff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Database system module</text:p>
      <text:p text:style-name="P36">Overview</text:p>
      <text:p text:style-name="P1">The database system module implemented uses the Windows file system to create and persist databases, tables, columns and rows. The system creates folders for databases and files for tables, with a CSV-<text:span text:style-name="T1">like</text:span> format for the column names and row values. </text:p>
      <text:p text:style-name="P1"><text:span text:style-name="T1">The system provides a </text:span><text:span text:style-name="T3">database manager</text:span><text:span text:style-name="T1"> which the following functionality: </text:span></text:p>
      <text:list xml:id="list5487210939515003448" text:style-name="L1">
        <text:list-item>
          <text:p text:style-name="P4"><text:span text:style-name="T3">creating a new database – </text:span><text:span text:style-name="T5">must provide a file path where the database folder will be created and a database name, used to name the folder mentioned previously; there are checks in place to </text:span><text:span text:style-name="T9">e</text:span><text:span text:style-name="T5">nsure that not two databases are created with the same name, resulting in an exception if that’s the case,</text:span></text:p>
        </text:list-item>
        <text:list-item>
          <text:p text:style-name="P4"><text:span text:style-name="T3">opening an existing database –</text:span><text:span text:style-name="T5"> by providing a file path to an existing database, the file path includes the database folder name </text:span><text:span text:style-name="T9">given at</text:span><text:span text:style-name="T5"> </text:span><text:span text:style-name="T9">creation time</text:span><text:span text:style-name="T5">; checks that the database actually exists and throws an error if it does not.</text:span></text:p>
        </text:list-item>
      </text:list>
      <text:p text:style-name="P2">Using any of the two operations <text:span text:style-name="T11">that</text:span> the database manager provides, will result in the creation of a <text:span text:style-name="T2">database</text:span> instance. The instance provides the following options:</text:p>
      <text:list xml:id="list8095498047919824" text:style-name="L2">
        <text:list-item>
          <text:p text:style-name="P5">r<text:span text:style-name="T2">un script file – </text:span><text:span text:style-name="T4">will accept a file path to a script on the drive which may contain </text:span><text:span text:style-name="T6">a single or</text:span><text:span text:style-name="T4"> a series of instructions; the entire file is loaded in</text:span><text:span text:style-name="T9">to</text:span><text:span text:style-name="T4"> memory and parsed into the appropriate supported instructions, which are then executed by the database engine, synchronously and in the order they were given; a list of the allowed instructions will follow,</text:span></text:p>
        </text:list-item>
        <text:list-item>
          <text:p text:style-name="P6">execute – <text:span text:style-name="T4">this command accepts as input a string containing one or more instructions, that will get parsed and executed by the database engine; </text:span><text:span text:style-name="T6">these instructions do not return a result after execution</text:span><text:span text:style-name="T4">,</text:span></text:p>
        </text:list-item>
        <text:list-item>
          <text:p text:style-name="P7">query - <text:s/><text:span text:style-name="T5">this command accepts as input a string containing </text:span><text:span text:style-name="T4">a single</text:span><text:span text:style-name="T5"> instruction, that will get parsed and executed by the database engine; </text:span><text:span text:style-name="T4">this instruction differs from those sent to the execute command in that they return a result in the form of a table containing the rows that match the provided filtering conditions; if more that on</text:span><text:span text:style-name="T9">e</text:span><text:span text:style-name="T4"> query is sent to this command an exception will </text:span><text:span text:style-name="T9">get</text:span><text:span text:style-name="T4"> thrown.</text:span></text:p>
        </text:list-item>
      </text:list>
      <text:p text:style-name="P3"><text:span text:style-name="T4">Internally, the database instance uses several other services that support it’s functions. These services are </text:span><text:span text:style-name="T8">injected through the database constructor. These service are</text:span><text:span text:style-name="T4">:</text:span></text:p>
      <text:list xml:id="list4099412079784696325" text:style-name="L3">
        <text:list-item>
          <text:p text:style-name="P8">a loader (ILoader) – <text:span text:style-name="T4">used by the database to load in memory the entire contents of a script file, using the file path provided,</text:span></text:p>
        </text:list-item>
        <text:list-item>
          <text:p text:style-name="P8">an instruction parser (IInstructionParser) – <text:span text:style-name="T4">used to parse and convert a string into the appropriate non-returning instructions,</text:span></text:p>
        </text:list-item>
        <text:list-item>
          <text:p text:style-name="P9">a query parser <text:span text:style-name="T10">(IQueryParser) </text:span>– <text:span text:style-name="T4">used to parse and convert a string into the appropriate returning instructions,</text:span></text:p>
        </text:list-item>
      </text:list>
      <text:p text:style-name="P11"/>
      <text:p text:style-name="P11"/>
      <text:p text:style-name="P11"/>
      <text:list xml:id="list132351026016904" text:continue-numbering="true" text:style-name="L3">
        <text:list-item>
          <text:p text:style-name="P10"><text:soft-page-break/>a database engine <text:span text:style-name="T10">(IDatabaseEngine) </text:span>– <text:span text:style-name="T4">runs all the instructions parsed in a synchronous manner and in the order they were given in the script string; the database engine </text:span><text:span text:style-name="T7">holds the current database instance and</text:span><text:span text:style-name="T4"> provides the following options:</text:span></text:p>
          <text:list>
            <text:list-item>
              <text:p text:style-name="P12">execute – <text:span text:style-name="T4">accepts a list of parsed, non-returning instructions; it sets the current database instance on each instruction and then runs it; no return value,</text:span></text:p>
            </text:list-item>
            <text:list-item>
              <text:p text:style-name="P12">query – <text:span text:style-name="T4">accepts a single returning instruction, also referred to as a </text:span>query<text:span text:style-name="T4">, sets the database for the query to the current database engine database instance and the</text:span><text:span text:style-name="T8">n</text:span><text:span text:style-name="T4"> executes the query, returning the result.</text:span></text:p>
            </text:list-item>
          </text:list>
        </text:list-item>
      </text:list>
      <text:p text:style-name="P31">Supported instructions and queries</text:p>
      <text:p text:style-name="P16">The database system supports a SQL-like script language to provide all the instructions dealing with the database. The statements are split in 2 categories:</text:p>
      <text:list xml:id="list2359089499983649027" text:style-name="L4">
        <text:list-item>
          <text:p text:style-name="P13">statements that do not return any results – <text:span text:style-name="T20">these will be referred to simply aș instructions, </text:span><text:span text:style-name="T22">e.g. create table, create database, drop table, drop database, insert into table, etc.</text:span></text:p>
        </text:list-item>
        <text:list-item>
          <text:p text:style-name="P13"><text:span text:style-name="T19">statements that return results - </text:span><text:span text:style-name="T22"><text:s/>also referred to as </text:span><text:span text:style-name="T21">queries, </text:span><text:span text:style-name="T22">the result is a table instance containig all the rows that match the filtering conditions,</text:span><text:span text:style-name="T21"> </text:span><text:span text:style-name="T22">e.g. select.</text:span></text:p>
        </text:list-item>
      </text:list>
      <text:p text:style-name="P32"><text:span text:style-name="T21">List of supported instructions</text:span></text:p>
      <text:p text:style-name="P33"><text:span text:style-name="T14">All statements must end with </text:span><text:span text:style-name="T17">semicolon(;)</text:span><text:span text:style-name="T14">. </text:span><text:span text:style-name="T15">For instructions supporting conditional filtering, please note that t</text:span><text:span text:style-name="T43">he operators evaluation order is </text:span><text:span text:style-name="T38">left-to-right</text:span><text:span text:style-name="T43"> and that </text:span><text:span text:style-name="T38">no</text:span><text:span text:style-name="T43"> support exists for specifying the </text:span><text:span text:style-name="T38">evaluation order through parentheses</text:span><text:span text:style-name="T43">. The support</text:span><text:span text:style-name="T45">ed operators are:</text:span><text:span text:style-name="T43"> </text:span></text:p>
      <text:list xml:id="list3033141317884351772" text:style-name="L17">
        <text:list-item>
          <text:list>
            <text:list-item>
              <text:p text:style-name="P38"><text:span text:style-name="T38">equality(=)</text:span><text:span text:style-name="T43">, </text:span></text:p>
            </text:list-item>
            <text:list-item>
              <text:p text:style-name="P38"><text:span text:style-name="T38">boolean and (and)</text:span><text:span text:style-name="T43">, </text:span></text:p>
            </text:list-item>
            <text:list-item>
              <text:p text:style-name="P37"><text:span text:style-name="T38">boolean </text:span><text:span text:style-name="T39">or </text:span><text:span text:style-name="T38">(or)</text:span><text:span text:style-name="T43">.</text:span></text:p>
            </text:list-item>
          </text:list>
        </text:list-item>
      </text:list>
      <text:p text:style-name="P34"><text:span text:style-name="T46">C</text:span><text:span text:style-name="T47">omment line</text:span><text:span text:style-name="T48">s</text:span><text:span text:style-name="T47"> (starting with </text:span><text:span text:style-name="T49">--</text:span><text:span text:style-name="T47">) and empty line</text:span><text:span text:style-name="T48">s</text:span><text:span text:style-name="T47"> are ignored when parsing a string of instructions.</text:span></text:p>
      <text:list xml:id="list7065678933681692151" text:style-name="L5">
        <text:list-item>
          <text:p text:style-name="P14"><text:span text:style-name="T21">Create database – </text:span><text:span text:style-name="T23">creates a database with the provided database name; an exception is thrown if the database already exists. </text:span><text:span text:style-name="T24">Can specify also the entire file path where the database is to be created.</text:span></text:p>
        </text:list-item>
      </text:list>
      <text:list xml:id="list2074096725537859771" text:style-name="L7">
        <text:list-item>
          <text:list>
            <text:list-item>
              <text:p text:style-name="P24"><text:span text:style-name="T12">Example: </text:span></text:p>
              <text:list>
                <text:list-item>
                  <text:p text:style-name="P24"><text:span text:style-name="T26">create</text:span><text:span text:style-name="T50"> </text:span><text:span text:style-name="T29">database</text:span><text:span text:style-name="T50"> AcademicManagerDatabase</text:span><text:span text:style-name="T59">;</text:span></text:p>
                </text:list-item>
                <text:list-item>
                  <text:p text:style-name="P24"><text:span text:style-name="T26">create</text:span><text:span text:style-name="T50"> </text:span><text:span text:style-name="T29">database</text:span><text:span text:style-name="T50"> </text:span><text:span text:style-name="T52">D:\MyCustomLocation\</text:span><text:span text:style-name="T50">AcademicManagerDatabase</text:span><text:span text:style-name="T59">;</text:span><text:span text:style-name="T37">.</text:span></text:p>
                </text:list-item>
              </text:list>
            </text:list-item>
          </text:list>
        </text:list-item>
      </text:list>
      <text:p text:style-name="P23"><text:span text:style-name="T64"/></text:p>
      <text:p text:style-name="P23"><text:span text:style-name="T64"/></text:p>
      <text:p text:style-name="P23"><text:span text:style-name="T64"/></text:p>
      <text:p text:style-name="P23"><text:span text:style-name="T64"/></text:p>
      <text:list xml:id="list132350742927783" text:continue-list="list7065678933681692151" text:style-name="L5">
        <text:list-item>
          <text:p text:style-name="P22"><text:soft-page-break/><text:span text:style-name="T64">U</text:span><text:span text:style-name="T65">se database – </text:span><text:span text:style-name="T67">instruction used to switch the database that subsequent instructions are executed on. Internally this updated the database instance on the database engine. </text:span><text:span text:style-name="T70">Can specify either only the </text:span><text:span text:style-name="T66">database name</text:span><text:span text:style-name="T70">, in this case the system will look for the database in the default databases location(</text:span><text:span text:style-name="T66">default location: </text:span><text:a xlink:type="simple" xlink:href="file:///C:/Databases" text:style-name="Internet_20_link" text:visited-style-name="Visited_20_Internet_20_Link">C:\Databases</text:a><text:span text:style-name="T70">), or the </text:span><text:span text:style-name="T66">entire file path</text:span><text:span text:style-name="T70"> to the database folder.</text:span></text:p>
        </text:list-item>
      </text:list>
      <text:list xml:id="list6670046853948062068" text:style-name="L15">
        <text:list-item>
          <text:list>
            <text:list-item>
              <text:p text:style-name="P30"><text:span text:style-name="T44">Example: </text:span></text:p>
              <text:list>
                <text:list-item>
                  <text:p text:style-name="P30"><text:span text:style-name="T30">use</text:span><text:span text:style-name="T55"> AcademicManagerDatabase</text:span><text:span text:style-name="T62">;--</text:span><text:span text:style-name="T63"> uses </text:span><text:a xlink:type="simple" xlink:href="file:///C:/Databases" text:style-name="Internet_20_link" text:visited-style-name="Visited_20_Internet_20_Link"><text:span text:style-name="T40">C:\Databases\Academic…</text:span></text:a></text:p>
                </text:list-item>
                <text:list-item>
                  <text:p text:style-name="P30"><text:span text:style-name="T30">use</text:span><text:span text:style-name="T55"> </text:span><text:span text:style-name="T56">D:\MyDatabases\</text:span><text:span text:style-name="T55">AcademicManagerDatabase</text:span><text:span text:style-name="T62">;</text:span></text:p>
                </text:list-item>
              </text:list>
            </text:list-item>
          </text:list>
        </text:list-item>
      </text:list>
      <text:list xml:id="list132350302627505" text:continue-list="list132350742927783" text:style-name="L5">
        <text:list-item>
          <text:p text:style-name="P18"><text:span text:style-name="T64">D</text:span><text:span text:style-name="T65">rop database – </text:span><text:span text:style-name="T67">drops an existing databases</text:span></text:p>
        </text:list-item>
      </text:list>
      <text:list xml:id="list7786526368214533039" text:style-name="L9">
        <text:list-item>
          <text:list>
            <text:list-item>
              <text:p text:style-name="P19"><text:span text:style-name="T67">Example: </text:span><text:span text:style-name="T27">drop</text:span><text:span text:style-name="T71"> </text:span><text:span text:style-name="T31">database</text:span><text:span text:style-name="T71"> AcademicManagerDatabase</text:span><text:span text:style-name="T60">;</text:span></text:p>
            </text:list-item>
          </text:list>
        </text:list-item>
      </text:list>
      <text:list xml:id="list132351294962854" text:continue-list="list132350302627505" text:style-name="L5">
        <text:list-item>
          <text:p text:style-name="P17"><text:span text:style-name="T64">Create</text:span><text:span text:style-name="T65"> table – </text:span><text:span text:style-name="T67">creates a table with the provided table name and columns; the columns must be enclosed with</text:span><text:span text:style-name="T68">in</text:span><text:span text:style-name="T67"> </text:span><text:span text:style-name="T65">(</text:span><text:span text:style-name="T67"> and </text:span><text:span text:style-name="T65">)</text:span><text:span text:style-name="T67"> and </text:span><text:span text:style-name="T68">must be</text:span><text:span text:style-name="T67"> separated by comma(</text:span><text:span text:style-name="T65">,</text:span><text:span text:style-name="T67">).</text:span></text:p>
        </text:list-item>
      </text:list>
      <text:list xml:id="list5044324074544705897" text:style-name="L8">
        <text:list-item>
          <text:list>
            <text:list-item>
              <text:p text:style-name="P25"><text:span text:style-name="T41">Example: </text:span><text:span text:style-name="T26">create</text:span><text:span text:style-name="T54"> </text:span><text:span text:style-name="T32">table</text:span><text:span text:style-name="T54"> students</text:span><text:span text:style-name="T32"> </text:span><text:span text:style-name="T61">(</text:span><text:span text:style-name="T54">id</text:span><text:span text:style-name="T61">,</text:span><text:span text:style-name="T54"> firstName</text:span><text:span text:style-name="T61">,</text:span><text:span text:style-name="T54"> lastName</text:span><text:span text:style-name="T61">);</text:span><text:span text:style-name="T41">.</text:span></text:p>
            </text:list-item>
          </text:list>
        </text:list-item>
      </text:list>
      <text:list xml:id="list132350569987321" text:continue-list="list132351294962854" text:style-name="L5">
        <text:list-item>
          <text:p text:style-name="P18"><text:span text:style-name="T64">D</text:span><text:span text:style-name="T65">rop table – </text:span><text:span text:style-name="T67">drops an exiting table</text:span></text:p>
        </text:list-item>
      </text:list>
      <text:list xml:id="list3080734392475127110" text:style-name="L10">
        <text:list-item>
          <text:list>
            <text:list-item>
              <text:p text:style-name="P20"><text:span text:style-name="T67">Example: </text:span><text:span text:style-name="T27">drop</text:span><text:span text:style-name="T71"> </text:span><text:span text:style-name="T31">table</text:span><text:span text:style-name="T71"> students</text:span><text:span text:style-name="T60">;</text:span></text:p>
            </text:list-item>
          </text:list>
        </text:list-item>
      </text:list>
      <text:list xml:id="list132351657715854" text:continue-list="list132350569987321" text:style-name="L5">
        <text:list-item>
          <text:p text:style-name="P18"><text:span text:style-name="T64">I</text:span><text:span text:style-name="T65">nsert into table – </text:span><text:span text:style-name="T67">insert a new row into the table with the provided values; if a column is missing from the insert statement it’s value will be string empty in the table file</text:span></text:p>
        </text:list-item>
      </text:list>
      <text:list xml:id="list1420407888684900148" text:style-name="L11">
        <text:list-item>
          <text:list>
            <text:list-item>
              <text:p text:style-name="P26"><text:span text:style-name="T42">Example: </text:span><text:span text:style-name="T28">insert</text:span><text:span text:style-name="T57"> </text:span><text:span text:style-name="T33">into</text:span><text:span text:style-name="T57"> students</text:span><text:span text:style-name="T31"> </text:span><text:span text:style-name="T60">(</text:span><text:span text:style-name="T57">id</text:span><text:span text:style-name="T60">,</text:span><text:span text:style-name="T57"> firstName</text:span><text:span text:style-name="T60">,</text:span><text:span text:style-name="T57"> lastName</text:span><text:span text:style-name="T60">)</text:span><text:span text:style-name="T57"> </text:span><text:span text:style-name="T33">values</text:span><text:span text:style-name="T31"> </text:span><text:span text:style-name="T60">(</text:span><text:span text:style-name="T74">'0'</text:span><text:span text:style-name="T60">,</text:span><text:span text:style-name="T57"> </text:span><text:span text:style-name="T74">'John'</text:span><text:span text:style-name="T60">,</text:span><text:span text:style-name="T57"> </text:span><text:span text:style-name="T74">'Doe'</text:span><text:span text:style-name="T60">);</text:span></text:p>
            </text:list-item>
          </text:list>
        </text:list-item>
      </text:list>
      <text:list xml:id="list132351104122270" text:continue-list="list132351657715854" text:style-name="L5">
        <text:list-item>
          <text:p text:style-name="P21"><text:span text:style-name="T64">S</text:span><text:span text:style-name="T65">elect from table - </text:span><text:span text:style-name="T67"><text:s/>selects all the rows that match the provided filtering conditions. If no filtering is specified, then all the rows from the table are returned. The user can specify which columns should be returned by the query or can use the </text:span><text:span text:style-name="T65">wildcard(*)</text:span><text:span text:style-name="T67"> to include all the columns. The result is an instance of </text:span><text:span text:style-name="T69">the</text:span><text:span text:style-name="T67"> </text:span><text:span text:style-name="T65">Table</text:span><text:span text:style-name="T67"> </text:span><text:span text:style-name="T69">class</text:span><text:span text:style-name="T67"> containing a list of rows with only the specified columns </text:span><text:span text:style-name="T69">included</text:span><text:span text:style-name="T67">. </text:span></text:p>
        </text:list-item>
      </text:list>
      <text:list xml:id="list2883442215564756767" text:style-name="L12">
        <text:list-item>
          <text:list>
            <text:list-item>
              <text:p text:style-name="P27"><text:span text:style-name="T43">Example: </text:span><text:span text:style-name="T34">select</text:span><text:span text:style-name="T35"> </text:span><text:span text:style-name="T36">birthDate</text:span><text:span text:style-name="T35"> </text:span><text:span text:style-name="T25">from</text:span><text:span text:style-name="T35"> students </text:span><text:span text:style-name="T25">where</text:span><text:span text:style-name="T35"> id </text:span><text:span text:style-name="T58">=</text:span><text:span text:style-name="T35"> </text:span><text:span text:style-name="T72">'0'</text:span><text:span text:style-name="T35"> </text:span><text:span text:style-name="T58">and</text:span><text:span text:style-name="T35"> firstName </text:span><text:span text:style-name="T58">=</text:span><text:span text:style-name="T35"> </text:span><text:span text:style-name="T72">'John'</text:span><text:span text:style-name="T58"> or</text:span><text:span text:style-name="T35"> lastName </text:span><text:span text:style-name="T58">=</text:span><text:span text:style-name="T35"> </text:span><text:span text:style-name="T72">'</text:span><text:span text:style-name="T73">Doe</text:span><text:span text:style-name="T72">'</text:span><text:span text:style-name="T58">;</text:span></text:p>
            </text:list-item>
          </text:list>
        </text:list-item>
      </text:list>
      <text:list xml:id="list132351622112105" text:continue-list="list132351104122270" text:style-name="L5">
        <text:list-item>
          <text:p text:style-name="P22"><text:span text:style-name="T64">U</text:span><text:span text:style-name="T65">pdate table – </text:span><text:span text:style-name="T67">same functionality as select, except that the matching rows will be updated on the columns specified with the provided values.</text:span></text:p>
        </text:list-item>
      </text:list>
      <text:list xml:id="list2327178615180472410" text:style-name="L13">
        <text:list-item>
          <text:list>
            <text:list-item>
              <text:p text:style-name="P28"><text:span text:style-name="T44">Example:</text:span><text:span text:style-name="T51"> </text:span><text:span text:style-name="T76">update</text:span><text:span text:style-name="T55"> students </text:span><text:span text:style-name="T33">set</text:span><text:span text:style-name="T55"> firstName </text:span><text:span text:style-name="T62">=</text:span><text:span text:style-name="T55"> </text:span><text:span text:style-name="T75">'Jane'</text:span><text:span text:style-name="T55"> </text:span><text:span text:style-name="T33">where</text:span><text:span text:style-name="T55"> firstName </text:span><text:span text:style-name="T62">=</text:span><text:span text:style-name="T55"> </text:span><text:span text:style-name="T75">'John'</text:span><text:span text:style-name="T62">;</text:span></text:p>
            </text:list-item>
          </text:list>
        </text:list-item>
      </text:list>
      <text:list xml:id="list132351629943311" text:continue-list="list132351622112105" text:style-name="L5">
        <text:list-item>
          <text:p text:style-name="P22"><text:span text:style-name="T64">D</text:span><text:span text:style-name="T65">elete from table – </text:span><text:span text:style-name="T67">same functionality as update, but instead all the matching rows are removed from the table.</text:span></text:p>
        </text:list-item>
      </text:list>
      <text:list xml:id="list8297090108468693909" text:style-name="L14">
        <text:list-item>
          <text:list>
            <text:list-item>
              <text:p text:style-name="P29"><text:span text:style-name="T44">Example: </text:span><text:span text:style-name="T30">delete</text:span><text:span text:style-name="T55"> </text:span><text:span text:style-name="T33">from</text:span><text:span text:style-name="T55"> students </text:span><text:span text:style-name="T33">where</text:span><text:span text:style-name="T55"> id </text:span><text:span text:style-name="T62">=</text:span><text:span text:style-name="T55"> </text:span><text:span text:style-name="T75">'0'</text:span><text:span text:style-name="T62">;</text:span></text:p>
            </text:list-item>
          </text:list>
        </text:list-item>
      </text:list>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Consolas" svg:font-family="Consola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onsolas1" svg:font-family="Consola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0598in" loext:contextual-spacing="false" fo:text-align="justify" style:justify-single-word="false" fo:text-indent="0in" style:auto-text-indent="false" style:page-number="auto"/>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3T22:40:39.067000000</meta:creation-date>
    <dc:date>2016-05-07T13:23:49.442000000</dc:date>
    <meta:editing-duration>PT59M25S</meta:editing-duration>
    <meta:editing-cycles>8</meta:editing-cycles>
    <meta:generator>LibreOffice/5.1.2.2$Windows_x86 LibreOffice_project/d3bf12ecb743fc0d20e0be0c58ca359301eb705f</meta:generator>
    <meta:document-statistic meta:table-count="0" meta:image-count="0" meta:object-count="0" meta:page-count="3" meta:paragraph-count="49" meta:word-count="1039" meta:character-count="6480" meta:non-whitespace-character-count="5499"/>
  </office:meta>
</office:document-meta>
</file>